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73">T</text:span><text:span text:style-name="_35_81">h</text:span><text:span text:style-name="_37_73">e</text:span><text:span text:style-name="_31_"> </text:span><text:span text:style-name="_35_85">D</text:span><text:span text:style-name="_37_17">e</text:span><text:span text:style-name="_38_9">c</text:span><text:span text:style-name="_35_09">l</text:span><text:span text:style-name="_37_49">a</text:span><text:span text:style-name="_39_3">r</text:span><text:span text:style-name="_34_65">a</text:span><text:span text:style-name="_37_73">t</text:span><text:span text:style-name="_31_01">i</text:span><text:span text:style-name="_33_89">o</text:span><text:span text:style-name="_38_81">n</text:span><text:span text:style-name="_31_"> </text:span><text:span text:style-name="_35_01">o</text:span><text:span text:style-name="_38_37">f</text:span><text:span text:style-name="_31_"> </text:span><text:span text:style-name="_35_57">I</text:span><text:span text:style-name="_38_13">n</text:span><text:span text:style-name="_39_3">d</text:span><text:span text:style-name="_34_13">e</text:span><text:span text:style-name="_38_61">p</text:span><text:span text:style-name="_32_33">e</text:span><text:span text:style-name="_33_89">n</text:span><text:span text:style-name="_37_97">d</text:span><text:span text:style-name="_31_77">e</text:span><text:span text:style-name="_35_09">n</text:span><text:span text:style-name="_38_33">c</text:span><text:span text:style-name="_32_97">e</text:span></text:p>
      <text:p text:style-name="P1"><text:span text:style-name="_31_97">I</text:span><text:span text:style-name="_34_05">N</text:span><text:span text:style-name="_36_01"> </text:span><text:span text:style-name="_31_65">C</text:span><text:span text:style-name="_34_17">O</text:span><text:span text:style-name="_38_73">N</text:span><text:span text:style-name="_31_13">G</text:span><text:span text:style-name="_33_89">R</text:span><text:span text:style-name="_37_17">E</text:span><text:span text:style-name="_31_53">S</text:span><text:span text:style-name="_35_97">S</text:span><text:span text:style-name="_36_93">,</text:span><text:span text:style-name="_31_"> </text:span><text:span text:style-name="_33_93">J</text:span><text:span text:style-name="_37_01">u</text:span><text:span text:style-name="_31_41">l</text:span><text:span text:style-name="_34_01">y</text:span><text:span text:style-name="_36_01"> </text:span><text:span text:style-name="_32_25">4</text:span><text:span text:style-name="_35_93">,</text:span><text:span text:style-name="_36_01"> </text:span><text:span text:style-name="_31_65">1</text:span><text:span text:style-name="_34_77">7</text:span><text:span text:style-name="_38_61">7</text:span><text:span text:style-name="_31_73">6</text:span><text:span text:style-name="_35_21">.</text:span></text:p>
      <text:p text:style-name="P1"><text:span text:style-name="_32_25">T</text:span><text:span text:style-name="_35_73">h</text:span><text:span text:style-name="_38_97">e</text:span><text:span text:style-name="_31_"> </text:span><text:span text:style-name="_34_05">u</text:span><text:span text:style-name="_37_61">n</text:span><text:span text:style-name="_32_69">a</text:span><text:span text:style-name="_33_81">n</text:span><text:span text:style-name="_37_41">i</text:span><text:span text:style-name="_32_21">m</text:span><text:span text:style-name="_35_57">o</text:span><text:span text:style-name="_38_33">u</text:span><text:span text:style-name="_32_61">s</text:span><text:span text:style-name="_33_01"> </text:span><text:span text:style-name="_38_25">D</text:span><text:span text:style-name="_39_3">e</text:span><text:span text:style-name="_35_97">c</text:span><text:span text:style-name="_37_41">l</text:span><text:span text:style-name="_32_81">a</text:span><text:span text:style-name="_35_25">r</text:span><text:span text:style-name="_36_93">a</text:span><text:span text:style-name="_32_09">t</text:span><text:span text:style-name="_33_93">i</text:span><text:span text:style-name="_38_09">o</text:span><text:span text:style-name="_31_01">n</text:span><text:span text:style-name="_33_01"> </text:span><text:span text:style-name="_37_01">o</text:span><text:span text:style-name="_32_01">f</text:span><text:span text:style-name="_33_01"> </text:span><text:span text:style-name="_38_73">t</text:span><text:span text:style-name="_32_25">h</text:span><text:span text:style-name="_34_73">e</text:span><text:span text:style-name="_36_01"> </text:span><text:span text:style-name="_32_09">t</text:span><text:span text:style-name="_33_77">h</text:span><text:span text:style-name="_38_81">i</text:span><text:span text:style-name="_32_73">r</text:span><text:span text:style-name="_33_81">t</text:span><text:span text:style-name="_37_65">e</text:span><text:span text:style-name="_32_81">e</text:span><text:span text:style-name="_35_85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7:14.39</meta:creation-date>
    <dc:title>Haathi</dc:title>
    <meta:editing-duration>PT1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7:23.94</dc:date>
    <meta:template xlink:type="simple" xlink:actuate="onRequest" xlink:title="Haathi" xlink:href="file:///C:/Users/kwa/AppData/Roaming/OpenOffice/4/user/template/Haathi.ott" meta:date="2016-02-23T10:17:13.96"/>
  </office:meta>
</office:document-meta>
</file>